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4.087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314cm"/>
    </style:style>
    <style:style style:name="Tabla1.C" style:family="table-column">
      <style:table-column-properties style:column-width="17.126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e0e4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0e4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e0e4d" style:font-weight-asian="bold" style:font-weight-complex="bold"/>
    </style:style>
    <style:style style:name="T6" style:family="text">
      <style:text-properties fo:font-weight="bold" officeooo:rsid="000f5441" style:font-weight-asian="bold" style:font-weight-complex="bold"/>
    </style:style>
    <style:style style:name="T7" style:family="text">
      <style:text-properties officeooo:rsid="000e0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</text:span><text:span text:style-name="T6">5</text:span><text:span text:style-name="T5">. </text:span><text:span text:style-name="T4">Set of genes that reach their maximum level of expression at ZT</text:span><text:span text:style-name="T5">4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7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70</text:p>
          </table:table-cell>
          <table:table-cell table:style-name="Tabla1.B2" office:value-type="string">
            <text:p text:style-name="P2"><text:s/>Voltage-dependent potassium chann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90</text:p>
          </table:table-cell>
          <table:table-cell table:style-name="Tabla1.B2" office:value-type="string">
            <text:p text:style-name="P2">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B2" office:value-type="string">
            <text:p text:style-name="P2"><text:s/>Sushi/SCR/CC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0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5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0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20</text:p>
          </table:table-cell>
          <table:table-cell table:style-name="Tabla1.B2" office:value-type="string">
            <text:p text:style-name="P2"><text:s/>Nonaspanin TM9S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, anticodon-binding domai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50</text:p>
          </table:table-cell>
          <table:table-cell table:style-name="Tabla1.B2" office:value-type="string">
            <text:p text:style-name="P2"><text:s/>2-methoxy-6-polyprenyl-1,4-benzoquinol methyl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30</text:p>
          </table:table-cell>
          <table:table-cell table:style-name="Tabla1.B2" office:value-type="string">
            <text:p text:style-name="P2"><text:s/>Alanine racem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30</text:p>
          </table:table-cell>
          <table:table-cell table:style-name="Tabla1.B2" office:value-type="string">
            <text:p text:style-name="P2"><text:s/>Ubiquinol-cytochrome c chaperone/UPF01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7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B2" office:value-type="string">
            <text:p text:style-name="P2"><text:s/>Na+/H+ exchanger, isoforms 7/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0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5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1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2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7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5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00</text:p>
          </table:table-cell>
          <table:table-cell table:style-name="Tabla1.B2" office:value-type="string">
            <text:p text:style-name="P2"><text:s/>ACN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10</text:p>
          </table:table-cell>
          <table:table-cell table:style-name="Tabla1.B2" office:value-type="string">
            <text:p text:style-name="P2"><text:s/>Mitochondrial outer membrane translocase complex, subunit Tom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9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20</text:p>
          </table:table-cell>
          <table:table-cell table:style-name="Tabla1.B2" office:value-type="string">
            <text:p text:style-name="P2"><text:s/>Mitochondrial substrate/solute carrier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B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70</text:p>
          </table:table-cell>
          <table:table-cell table:style-name="Tabla1.B2" office:value-type="string">
            <text:p text:style-name="P2"><text:s/>Peptidase M3B, oligopeptidase 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90</text:p>
          </table:table-cell>
          <table:table-cell table:style-name="Tabla1.B2" office:value-type="string">
            <text:p text:style-name="P2"><text:s/>Chloroplast envelope membrane protein, Ce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3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00</text:p>
          </table:table-cell>
          <table:table-cell table:style-name="Tabla1.B2" office:value-type="string">
            <text:p text:style-name="P2"><text:s/>Tryptophan synth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00</text:p>
          </table:table-cell>
          <table:table-cell table:style-name="Tabla1.B2" office:value-type="string">
            <text:p text:style-name="P2"><text:s/>Isoleucine-tRNA lig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B2" office:value-type="string">
            <text:p text:style-name="P2"><text:s/>Ribosomal protein L2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50</text:p>
          </table:table-cell>
          <table:table-cell table:style-name="Tabla1.B2" office:value-type="string">
            <text:p text:style-name="P2"><text:s/>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00</text:p>
          </table:table-cell>
          <table:table-cell table:style-name="Tabla1.B2" office:value-type="string">
            <text:p text:style-name="P2"><text:s/>GPI transamidase subunit PIG-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20</text:p>
          </table:table-cell>
          <table:table-cell table:style-name="Tabla1.B2" office:value-type="string">
            <text:p text:style-name="P2"><text:s/>3-beta hydroxysteroid dehydrogenase/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8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9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2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30</text:p>
          </table:table-cell>
          <table:table-cell table:style-name="Tabla1.B2" office:value-type="string">
            <text:p text:style-name="P2"><text:s/>Magnesium chelatase, subunit H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80</text:p>
          </table:table-cell>
          <table:table-cell table:style-name="Tabla1.B2" office:value-type="string">
            <text:p text:style-name="P2"><text:s/>Transcriptional regulator TACO1-lik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1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7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70</text:p>
          </table:table-cell>
          <table:table-cell table:style-name="Tabla1.B2" office:value-type="string">
            <text:p text:style-name="P2"><text:s/>Protein of unknown function DUF30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2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3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70</text:p>
          </table:table-cell>
          <table:table-cell table:style-name="Tabla1.B2" office:value-type="string">
            <text:p text:style-name="P2"><text:s/>RNA polymerase sigma-70 regio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8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6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B2" office:value-type="string">
            <text:p text:style-name="P2"><text:s/>Heat shock protein Hsp3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5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4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9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0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00</text:p>
          </table:table-cell>
          <table:table-cell table:style-name="Tabla1.B2" office:value-type="string">
            <text:p text:style-name="P2"><text:s/>MI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10</text:p>
          </table:table-cell>
          <table:table-cell table:style-name="Tabla1.B2" office:value-type="string">
            <text:p text:style-name="P2"><text:s/>Cytochrome P450, E-class, group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2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1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10</text:p>
          </table:table-cell>
          <table:table-cell table:style-name="Tabla1.B2" office:value-type="string">
            <text:p text:style-name="P2"><text:s/>Ribulose bisphosphate carboxylase, larg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4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90</text:p>
          </table:table-cell>
          <table:table-cell table:style-name="Tabla1.B2" office:value-type="string">
            <text:p text:style-name="P2"><text:s/>Uracil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0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6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7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5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B2" office:value-type="string">
            <text:p text:style-name="P2"><text:s/>L-aspartat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8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9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8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4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6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30</text:p>
          </table:table-cell>
          <table:table-cell table:style-name="Tabla1.B2" office:value-type="string">
            <text:p text:style-name="P2"><text:s/>Peptidase S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30</text:p>
          </table:table-cell>
          <table:table-cell table:style-name="Tabla1.B2" office:value-type="string">
            <text:p text:style-name="P2"><text:s/>Tyros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40</text:p>
          </table:table-cell>
          <table:table-cell table:style-name="Tabla1.B2" office:value-type="string">
            <text:p text:style-name="P2"><text:s/>De-etiolated protein 1, De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10</text:p>
          </table:table-cell>
          <table:table-cell table:style-name="Tabla1.B2" office:value-type="string">
            <text:p text:style-name="P2"><text:s/>S-adenosyl-L-homocysteine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B2" office:value-type="string">
            <text:p text:style-name="P2"><text:s/>Peptidase M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5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80</text:p>
          </table:table-cell>
          <table:table-cell table:style-name="Tabla1.B2" office:value-type="string">
            <text:p text:style-name="P2"><text:s/>Ubiquinone biosynthesis hydroxylase, UbiH/UbiF/VisC/COQ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B2" office:value-type="string">
            <text:p text:style-name="P2"><text:s/>Antibiotic biosynthesis mono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B2" office:value-type="string">
            <text:p text:style-name="P2"><text:s/>Heat shock chaperon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40</text:p>
          </table:table-cell>
          <table:table-cell table:style-name="Tabla1.B2" office:value-type="string">
            <text:p text:style-name="P2"><text:s/>Uncharacterised protein family Ycf3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B2" office:value-type="string">
            <text:p text:style-name="P2"><text:s/>GTP-binding protein TrmE/Glycine cleavage system 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B2" office:value-type="string">
            <text:p text:style-name="P2"><text:s/>Adenos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B2" office:value-type="string">
            <text:p text:style-name="P2"><text:s/>Protein of unknown function DUF18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9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4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7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6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25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5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B2" office:value-type="string">
            <text:p text:style-name="P2"><text:s/>NAD-dependent epimerase/dehydra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B2" office:value-type="string">
            <text:p text:style-name="P2"><text:s/>Flavin mono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20</text:p>
          </table:table-cell>
          <table:table-cell table:style-name="Tabla1.B2" office:value-type="string">
            <text:p text:style-name="P2"><text:s/>Helix-hairpin-helix DNA-binding motif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2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1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60</text:p>
          </table:table-cell>
          <table:table-cell table:style-name="Tabla1.B2" office:value-type="string">
            <text:p text:style-name="P2"><text:s/>Photosynthesis system II assembly factor Ycf48/Hcf1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9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8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1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60</text:p>
          </table:table-cell>
          <table:table-cell table:style-name="Tabla1.B2" office:value-type="string">
            <text:p text:style-name="P2"><text:s/>Squalene/phytoene synthase n/a 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1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60</text:p>
          </table:table-cell>
          <table:table-cell table:style-name="Tabla1.B2" office:value-type="string">
            <text:p text:style-name="P2"><text:s/>Cytochrome c-type biogenesis protein Ccs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40</text:p>
          </table:table-cell>
          <table:table-cell table:style-name="Tabla1.B2" office:value-type="string">
            <text:p text:style-name="P2"><text:s/>GDP-mannose 4,6-dehydratase n/a <text:s/>GDP-mannose 4,6-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20</text:p>
          </table:table-cell>
          <table:table-cell table:style-name="Tabla1.B2" office:value-type="string">
            <text:p text:style-name="P2"><text:s/>Ribosomal protein S4/S9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5</text:p>
          </table:table-cell>
          <table:table-cell table:style-name="Tabla1.B2" office:value-type="string">
            <text:p text:style-name="P2"><text:s/>Adenosylcobalamin biosynthesis, ATP:cobIalamin adenosyltransferase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B2" office:value-type="string">
            <text:p text:style-name="P2"><text:s/>Peptidase M41, FtsH extracellul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00</text:p>
          </table:table-cell>
          <table:table-cell table:style-name="Tabla1.B2" office:value-type="string">
            <text:p text:style-name="P2"><text:s/>Glutamate synthase, alpha subunit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10</text:p>
          </table:table-cell>
          <table:table-cell table:style-name="Tabla1.B2" office:value-type="string">
            <text:p text:style-name="P2"><text:s/>Heme A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B2" office:value-type="string">
            <text:p text:style-name="P2"><text:s/>Platelet-activating factor acetyl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6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B2" office:value-type="string">
            <text:p text:style-name="P2"><text:s/>Serine/threonine-protein kinase, active site 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30</text:p>
          </table:table-cell>
          <table:table-cell table:style-name="Tabla1.B2" office:value-type="string">
            <text:p text:style-name="P2"><text:s/>Pheophorbide a oxygenase n/a 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90</text:p>
          </table:table-cell>
          <table:table-cell table:style-name="Tabla1.B2" office:value-type="string">
            <text:p text:style-name="P2"><text:s/>Protein-tyrosine/Dual specificity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B2" office:value-type="string">
            <text:p text:style-name="P2"><text:s/>Urease accessory protein Ur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3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30</text:p>
          </table:table-cell>
          <table:table-cell table:style-name="Tabla1.B2" office:value-type="string">
            <text:p text:style-name="P2"><text:s/>Se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9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B2" office:value-type="string">
            <text:p text:style-name="P2"><text:s/>Domain of unknown function DUF43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B2" office:value-type="string">
            <text:p text:style-name="P2"><text:s/>Protein of unknown function DUF3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3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5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B2" office:value-type="string">
            <text:p text:style-name="P2"><text:s/>Plastid lipid-associated protein/fibrillin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40</text:p>
          </table:table-cell>
          <table:table-cell table:style-name="Tabla1.B2" office:value-type="string">
            <text:p text:style-name="P2"><text:s/>Protein kinase-like domain n/a 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3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B2" office:value-type="string">
            <text:p text:style-name="P2"><text:s/>Pyrimidine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2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40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5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40</text:p>
          </table:table-cell>
          <table:table-cell table:style-name="Tabla1.B2" office:value-type="string">
            <text:p text:style-name="P2"><text:s/>UV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70</text:p>
          </table:table-cell>
          <table:table-cell table:style-name="Tabla1.B2" office:value-type="string">
            <text:p text:style-name="P2"><text:s/>Multi antimicrobial extrusion 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80</text:p>
          </table:table-cell>
          <table:table-cell table:style-name="Tabla1.B2" office:value-type="string">
            <text:p text:style-name="P2"><text:s/>Ovarian tumour, otubain n/a 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90</text:p>
          </table:table-cell>
          <table:table-cell table:style-name="Tabla1.B2" office:value-type="string">
            <text:p text:style-name="P2"><text:s/>Chromate transporter, long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55</text:p>
          </table:table-cell>
          <table:table-cell table:style-name="Tabla1.B2" office:value-type="string">
            <text:p text:style-name="P2"><text:s/>Rubredoxin-type fold n/a 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B2" office:value-type="string">
            <text:p text:style-name="P2"><text:s/>Ribosomal protein S4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8</text:p>
          </table:table-cell>
          <table:table-cell table:style-name="Tabla1.B2" office:value-type="string">
            <text:p text:style-name="P2"><text:s/>UAA transporter n/a 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1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00</text:p>
          </table:table-cell>
          <table:table-cell table:style-name="Tabla1.B2" office:value-type="string">
            <text:p text:style-name="P2"><text:s/>Pyridine nucleotide-disulphide oxidoreductase, class-I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60</text:p>
          </table:table-cell>
          <table:table-cell table:style-name="Tabla1.B2" office:value-type="string">
            <text:p text:style-name="P2"><text:s/>Uncharacterised protein family Ycf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610</text:p>
          </table:table-cell>
          <table:table-cell table:style-name="Tabla1.B2" office:value-type="string">
            <text:p text:style-name="P2"><text:s/>Haem 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0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4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5:16:25.055993199</meta:creation-date>
    <dc:date>2023-11-08T15:43:48.170363338</dc:date>
    <meta:editing-duration>PT4M52S</meta:editing-duration>
    <meta:editing-cycles>2</meta:editing-cycles>
    <meta:generator>LibreOffice/7.6.2.1$Linux_X86_64 LibreOffice_project/60$Build-1</meta:generator>
    <meta:document-statistic meta:table-count="1" meta:image-count="0" meta:object-count="0" meta:page-count="21" meta:paragraph-count="1395" meta:word-count="3102" meta:character-count="32351" meta:non-whitespace-character-count="29896"/>
  </office:meta>
</office:document-meta>
</file>